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6.04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45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4" office:value-type="string" calcext:value-type="string">
            <text:p>Panel</text:p>
          </table:table-cell>
          <table:table-cell table:style-name="ce5" office:value-type="string" calcext:value-type="string">
            <text:p>Operation</text:p>
          </table:table-cell>
          <table:table-cell table:style-name="ce4" office:value-type="string" calcext:value-type="string">
            <text:p>Normal Indication</text:p>
          </table:table-cell>
          <table:table-cell table:style-name="ce5" office:value-type="string" calcext:value-type="string">
            <text:p>Comments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Sheet 1/15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1019"/>
        </table:table-row>
        <table:table-row table:style-name="ro2">
          <table:table-cell office:value-type="string" calcext:value-type="string">
            <text:p>EXP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eps 6. 1 through 6. 11 substantiate that pushbutton/lamps and switches which affect the data display are in the correct configur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AUTO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MANUAL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erify that PROG REG A-SIGN and 1 through 25 toggle switches are off (down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FREE RUN SS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SELF CHECK lamp (press and release if not lit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Verify that DISPLAY SELECT switch is set to T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Verify that MODE CONTROL switch is set to DISPLAY-REPEA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RESET-MACHINE pushbutton/lamp.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MAN CST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ML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TRMC</text:p>
          </table:table-cell>
          <table:table-cell office:value-type="string" calcext:value-type="string">
            <text:p>Observe DD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7:45:00.142321554</meta:creation-date>
    <dc:date>2020-05-24T15:14:45.175661369</dc:date>
    <meta:editing-duration>P2DT56M57S</meta:editing-duration>
    <meta:editing-cycles>51</meta:editing-cycles>
    <meta:generator>LibreOffice/5.0.3.2$Linux_X86_64 LibreOffice_project/00m0$Build-2</meta:generator>
    <meta:document-statistic meta:table-count="1" meta:cell-count="49" meta:object-count="0"/>
  </office:meta>
</office:document-meta>
</file>